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e6" fo:min-height="6.6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12pt"/>
    </style:style>
    <style:style style:name="P2" style:family="paragraph">
      <style:paragraph-properties fo:margin-left="0cm" fo:margin-right="0cm" fo:text-indent="0cm" style:text-autospace="none"/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P3" style:family="paragraph">
      <style:paragraph-properties fo:margin-left="0cm" fo:margin-right="0cm" fo:text-indent="0cm" style:text-autospace="none"/>
      <style:text-properties fo:font-size="11pt"/>
    </style:style>
    <style:style style:name="P4" style:family="paragraph">
      <style:paragraph-properties fo:margin-left="0cm" fo:margin-right="0cm" fo:text-indent="0cm" style:text-autospace="none"/>
      <style:text-properties fo:color="#000000" fo:font-family="Monospace" fo:font-size="11pt" style:font-family-asian="Monospace" style:font-size-asian="10pt" style:font-family-complex="Monospace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T2" style:family="text">
      <style:text-properties fo:color="#000000" fo:font-family="Monospace" fo:font-size="11pt" style:font-family-asian="Monospace" style:font-size-asian="10pt" style:font-family-complex="Monospace" style:font-size-complex="10pt"/>
    </style:style>
    <style:style style:name="T3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5.997cm" svg:height="6.887cm" svg:x="1.502cm" svg:y="1.40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S</text:span></text:p>
            <text:p text:style-name="P1"><text:span text:style-name="T1">1b:a-dglc-HEX-1:5</text:span></text:p>
            <text:p text:style-name="P1"><text:span text:style-name="T1">2b:a-dman-HEX-1:5</text:span></text:p>
            <text:p text:style-name="P1"><text:span text:style-name="T1">3b:a-dgal-HEX-1:5</text:span></text:p>
            <text:p text:style-name="P1"><text:span text:style-name="T1">LIN</text:span></text:p>
            <text:p text:style-name="P1"><text:span text:style-name="T1">1:1o(2+1)2d</text:span></text:p>
            <text:p text:style-name="P1"><text:span text:style-name="T1">2:2o(2+1)3d</text:span></text:p>
            <text:p text:style-name="P1"><text:span text:style-name="T1"/></text:p>
          </draw:text-box>
        </draw:frame>
        <draw:frame draw:style-name="gr1" draw:text-style-name="P4" draw:layer="layout" svg:width="15.408cm" svg:height="15.826cm" svg:x="7.775cm" svg:y="1.38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&lt;?xml version="1.0" encoding="UTF-8"?&gt;</text:span></text:p>
            <text:p text:style-name="P3"><text:span text:style-name="T2">&lt;sugar version="1.0"&gt;</text:span></text:p>
            <text:p text:style-name="P3"><text:span text:style-name="T2"><text:s text:c="2"/></text:span><text:span text:style-name="T2">&lt;residues&gt;</text:span></text:p>
            <text:p text:style-name="P3"><text:span text:style-name="T2"><text:s text:c="4"/></text:span><text:span text:style-name="T2">&lt;monosaccharide id="1" type="b" anomer="a" superclass="hex" ringStart="1" ringEnd="5" name="a-dglc-HEX-1:5"&gt;</text:span></text:p>
            <text:p text:style-name="P3"><text:span text:style-name="T2"><text:s text:c="6"/></text:span><text:span text:style-name="T2">&lt;basetype id="1" type="dglc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4"/></text:span><text:span text:style-name="T2">&lt;monosaccharide id="2" type="b" anomer="a" superclass="hex" ringStart="1" ringEnd="5" name="a-dman-HEX-1:5"&gt;</text:span></text:p>
            <text:p text:style-name="P3"><text:span text:style-name="T2"><text:s text:c="6"/></text:span><text:span text:style-name="T2">&lt;basetype id="1" type="dman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4"/></text:span><text:span text:style-name="T2">&lt;monosaccharide id="3" type="b" anomer="a" superclass="hex" ringStart="1" ringEnd="5" name="a-dgal-HEX-1:5"&gt;</text:span></text:p>
            <text:p text:style-name="P3"><text:span text:style-name="T2"><text:s text:c="6"/></text:span><text:span text:style-name="T2">&lt;basetype id="1" type="dgal" /&gt;</text:span></text:p>
            <text:p text:style-name="P3"><text:span text:style-name="T2"><text:s text:c="4"/></text:span><text:span text:style-name="T2">&lt;/monosaccharide&gt;</text:span></text:p>
            <text:p text:style-name="P3"><text:span text:style-name="T2"><text:s text:c="2"/></text:span><text:span text:style-name="T2">&lt;/residues&gt;</text:span></text:p>
            <text:p text:style-name="P3"><text:span text:style-name="T2"><text:s text:c="2"/></text:span><text:span text:style-name="T2">&lt;linkages&gt;</text:span></text:p>
            <text:p text:style-name="P3"><text:span text:style-name="T2"><text:s text:c="4"/></text:span><text:span text:style-name="T2">&lt;connection id="1" parent="1" child="2"&gt;</text:span></text:p>
            <text:p text:style-name="P3"><text:span text:style-name="T2"><text:s text:c="6"/></text:span><text:span text:style-name="T2">&lt;linkage id="1" parentType="o" childType="d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4"/></text:span><text:span text:style-name="T2">&lt;connection id="2" parent="2" child="3"&gt;</text:span></text:p>
            <text:p text:style-name="P3"><text:span text:style-name="T2"><text:s text:c="6"/></text:span><text:span text:style-name="T2">&lt;linkage id="2" parentType="o" childType="d"&gt;</text:span></text:p>
            <text:p text:style-name="P3"><text:span text:style-name="T2"><text:s text:c="8"/></text:span><text:span text:style-name="T2">&lt;parent pos="2" /&gt;</text:span></text:p>
            <text:p text:style-name="P3"><text:span text:style-name="T2"><text:s text:c="8"/></text:span><text:span text:style-name="T2">&lt;child pos="1" /&gt;</text:span></text:p>
            <text:p text:style-name="P3"><text:span text:style-name="T2"><text:s text:c="6"/></text:span><text:span text:style-name="T2">&lt;/linkage&gt;</text:span></text:p>
            <text:p text:style-name="P3"><text:span text:style-name="T2"><text:s text:c="4"/></text:span><text:span text:style-name="T2">&lt;/connection&gt;</text:span></text:p>
            <text:p text:style-name="P3"><text:span text:style-name="T2"><text:s text:c="2"/></text:span><text:span text:style-name="T2">&lt;/linkages&gt;</text:span></text:p>
            <text:p text:style-name="P3"><text:span text:style-name="T2">&lt;/sugar&gt;</text:span></text:p>
            <text:p text:style-name="P3"><text:span text:style-name="T2"/></text:p>
          </draw:text-box>
        </draw:frame>
        <draw:frame draw:style-name="gr2" draw:text-style-name="P6" draw:layer="layout" svg:width="1.158cm" svg:height="2.185cm" svg:x="1.526cm" svg:y="1.37cm">
          <draw:text-box>
            <text:p text:style-name="P5"><text:span text:style-name="T3">A</text:span></text:p>
          </draw:text-box>
        </draw:frame>
        <draw:frame draw:style-name="gr2" draw:text-style-name="P6" draw:layer="layout" svg:width="1.158cm" svg:height="2.185cm" svg:x="7.926cm" svg:y="1.371cm">
          <draw:text-box>
            <text:p text:style-name="P5"><text:span text:style-name="T3">B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4T08:54:02</meta:creation-date>
    <dc:date>2007-04-24T08:57:16</dc:date>
    <dc:language>de-DE</dc:language>
    <meta:editing-cycles>3</meta:editing-cycles>
    <meta:editing-duration>PT3M1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